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style:text-properties fo:font-weight="bold" style:font-weight-asian="bold"/>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left="1.27cm" fo:margin-right="0cm" fo:margin-top="0cm" fo:margin-bottom="0cm" loext:contextual-spacing="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style>
    <style:style style:name="P6" style:family="paragraph" style:parent-style-name="Standard">
      <style:paragraph-properties fo:margin-left="0cm" fo:margin-right="0cm" fo:margin-top="0cm" fo:margin-bottom="0cm" loext:contextual-spacing="false" fo:text-indent="0cm" style:auto-text-indent="false"/>
      <style:text-properties fo:font-style="italic" style:font-style-asian="italic"/>
    </style:style>
    <style:style style:name="P7" style:family="paragraph" style:parent-style-name="Standard" style:master-page-name="Standard">
      <style:paragraph-properties fo:margin-top="0cm" fo:margin-bottom="0.353cm" loext:contextual-spacing="false" fo:line-height="115%" style:page-number="1"/>
      <style:text-properties fo:font-weight="bold" style:font-weight-asian="bold"/>
    </style:style>
    <style:style style:name="P8" style:family="paragraph" style:parent-style-name="Standard">
      <style:paragraph-properties fo:margin-top="0cm" fo:margin-bottom="0.353cm" loext:contextual-spacing="false" fo:line-height="115%"/>
      <style:text-properties fo:font-weight="bold" style:font-weight-asian="bold"/>
    </style:style>
    <style:style style:name="P9" style:family="paragraph" style:parent-style-name="Standard">
      <style:paragraph-properties fo:margin-top="0cm" fo:margin-bottom="0.353cm" loext:contextual-spacing="false" fo:line-height="115%" fo:text-align="end" style:justify-single-word="false"/>
      <style:text-properties fo:font-weight="bold" style:font-weight-asian="bold"/>
    </style:style>
    <style:style style:name="P10" style:family="paragraph" style:parent-style-name="Standard">
      <style:paragraph-properties fo:margin-left="0cm" fo:margin-right="0cm" fo:margin-top="0cm" fo:margin-bottom="0cm" loext:contextual-spacing="false" fo:text-indent="0cm" style:auto-text-indent="false"/>
      <style:text-properties fo:font-style="italic" style:font-style-asian="italic"/>
    </style:style>
    <style:style style:name="T1" style:family="text">
      <style:text-properties fo:font-weight="bold" style:font-weight-asian="bold"/>
    </style:style>
    <style:style style:name="T2" style:family="text">
      <style:text-properties fo:color="#1a4b54" fo:font-size="10.5pt" fo:font-weight="bold" fo:background-color="#ffffff" loext:char-shading-value="0" style:font-size-asian="10.5pt" style:font-weight-asian="bold" style:font-size-complex="10.5pt"/>
    </style:style>
    <style:style style:name="T3" style:family="text">
      <style:text-properties fo:color="#1a4b54" fo:font-size="10.5pt" fo:background-color="#ffffff" loext:char-shading-value="0" style:font-size-asian="10.5pt" style:font-size-complex="10.5pt"/>
    </style:style>
    <style:style style:name="T4" style:family="text">
      <style:text-properties fo:font-style="italic" style:font-style-asian="italic"/>
    </style:style>
    <style:style style:name="T5" style:family="text">
      <style:text-properties fo:color="#1155cc" fo:font-style="italic" style:text-underline-style="solid" style:text-underline-width="auto" style:text-underline-color="font-color" style:font-style-asian="italic"/>
    </style:style>
    <style:style style:name="T6" style:family="text">
      <style:text-properties style:font-name="Verdana" fo:font-size="9pt" fo:font-style="italic" fo:background-color="#d6ded4" loext:char-shading-value="0" style:font-name-asian="Verdana1" style:font-size-asian="9pt" style:font-style-asian="italic" style:font-name-complex="Verdana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 dwa miesiące były odrobinę szalone. Pamiętacie, że chcieliśmy ruszyć z serią wywiadów z polskimi artystami? W tym numerze udało mi się przeprowadzić takowe aż z dwoma polskimi rysownikami! Na sam początek poznajcie Pony-Berserkera, polskiego rysownika komiksów, który jest też jednym z twórców okładek do komiksów MLP wydawnictwa IDW Publishing. Gdyby to nie było dość ekscytujące, dzięki ogromnej pomocy Malvagio, który spotkał się z Pony-Berserkerem na żywo i zadał napisane przeze mnie pytania, dostaliśmy coś, co nasz rozmówca nazwał PRO-wywiadem. Można rzec, że to prawdziwy, tradycyjny wywiad.</text:p>
      <text:p text:style-name="P9">&gt;&gt;Moon i Malvagio</text:p>
      <text:p text:style-name="P2"/>
      <text:p text:style-name="P2">Moon/Malvagio: Jak zdrówko, dobrze się miewasz? </text:p>
      <text:p text:style-name="P1">Pony-Berserker: Bywało gorzej.</text:p>
      <text:p text:style-name="P2">M/M: Jakbyś opisał się w kilku słowach?</text:p>
      <text:p text:style-name="P1">P: Nieśmiały, z czarnym poczuciem humoru, może trochę dziwny, nihilista . To chyba tyle.</text:p>
      <text:p text:style-name="P2">M/M: Skąd wziął się pomysł na twój nick?</text:p>
      <text:p text:style-name="P1">P: Kiedy zakładałem pierwsze konto w fandomie, początkowo jeszcze tylko dla komentarzy, gdy nie zajmowałem się rysowaniem ani pisaniem, było to konto czysto "techniczne", a po prostu lubię słowo "berserker". Kiedyś byłem też bardziej nerwowy, więc pasowało i pod tym względem. Potem już po prostu zostało, no a poza tym – to tylko nick. Ważne, by się choć trochę różnił (i możliwie nie zawierał liczb albo trudnych do zapamiętania kombinacji liter). </text:p>
      <text:p text:style-name="P2">M/M: Masz jakieś plany na przyszłość? </text:p>
      <text:p text:style-name="P1">P: To trudne pytanie. Nie rezygnuję z rysowania, to na pewno. Zasadniczo nie mam żadnych sprecyzowanych planów, ale też niezbyt lubię o nich mówić, bo jeszcze coś nie wyjdzie i będzie mi głupio. Ogólnie – zobaczymy, jakoś to będzie.</text:p>
      <text:p text:style-name="P2">M/M: Kiedy i w jaki sposób natrafiłeś na kucyki? Co Cię w nich przyciągnęło? </text:p>
      <text:p text:style-name="P1">P: To akurat dość prosta historia. Udzielałem się kiedyś na Nonsensopedii, znajomi zaczęli tam dyskutować, czy Equestria nie jest aby krajem komunistycznym. To mnie zainteresowało, z czasem sam zacząłem oglądać serial i się wciągnąłem. Początkowo myślałem, że w całym tym szumie więcej jest takiego ironicznego podejścia, ale im dłużej serial trwał, tym to wrażenie słabło. W końcu zacząłem sam tworzyć, początkowo próbowałem pisać fanfiki po angielsku, bardzo łatwo było znaleźć prereadera, który umożliwiał rozwój i szlifowanie języka. To, jak łatwo było znaleźć pomoc, zawsze bardzo mi się podobało.</text:p>
      <text:p text:style-name="P2">M/M: Dalej oglądasz serial? Jak oceniasz jego rozwój na podstawie tych wszystkich sezonów?</text:p>
      <text:p text:style-name="P1">P: Tak, wciąż go oglądam. Jak się rozwija... w porządku. Obecny sezon jest całkiem dobry. Serial ma swoje problemy, głównie z następstwem zdarzeń czy rozwojem postaci, ale zazwyczaj mi to nie przeszkadza; wyjątkiem byłaby tu Pinkie Pie z odcinka "Yakity-Sax". <text:soft-page-break/>Ogólnie uważam, że przekaz serialu jest pozytywny, choć może niekoniecznie wszystkie lekcje z odcinków warto bezpośrednio aplikować do życia.</text:p>
      <text:p text:style-name="P2">M/M: Wybrałeś sobie jakąś ulubioną postać na przestrzeni tych lat czy w trakcie rozwoju wydarzeń preferencje Ci się zmieniały?</text:p>
      <text:p text:style-name="P1">P: Pod tym względem jestem raczej stały. Zawsze bardzo lubiłem Rarity – moim zdaniem to najśmieszniejsza postać, głównie przez swoje zachowanie a'la "drama queen".</text:p>
      <text:p text:style-name="P1"><text:span text:style-name="T1">M/M: Skąd wzięło się u Ciebie takie zainteresowanie Podmieńcami? Co myślisz o ich </text:span><text:span text:style-name="T2">„</text:span><text:span text:style-name="T1">przemianie"?</text:span></text:p>
      <text:p text:style-name="P1">P: Ogólnie przepadam w kreskówkach za villainami; changelingi wydały mi się dobrym kontrastem dla reszty postaci w serialu. Przyznam, że myślałem, iż będą pojawiać się częściej. No i posiadanie OC-podmieńca jest o tyle wygodne, że ma on przecież możliwość transformacji w dowolną postać i nie tylko. Sama przemiana rasy, jak dla mnie, <text:s/>jest w porządku jako motyw, ale mogła zostać lepiej zrealizowana. Plus trochę szkoda, że zmienili się w bandę nieudolnych hipisów.</text:p>
      <text:p text:style-name="P2">M/M: Co myślisz na temat zapowiadanej, kolejnej generacji kucyków?</text:p>
      <text:p text:style-name="P1">P: Nie podoba mi się, że Twilight ma nie być już dłużej jednorożcem, ale jakoś bardzo negatywnie nie jestem nastawiony. Zobaczymy, co będzie. Obecna generacja możliwe iż rzeczywiście wyczerpała już swoją formułę, więc może lepiej, że tworzą nową, niż gdyby mieli skończyć z serialem w ogóle. Mam tylko nadzieję, że nowa seria nie będzie utrzymana w stylu najnowszych Thundercats.</text:p>
      <text:p text:style-name="P2">M/M: Od kiedy rysujesz? Szkoliłeś się jakoś w tym kierunku?</text:p>
      <text:p text:style-name="P1">P: W dzieciństwie, czy raczej do czasów gimnazjum, rysowałem jedynie długopisem na papierze różne stickmany i takie tam. Razem z kolegą (który prowadzi teraz kanał <text:span text:style-name="T3">„</text:span>Rzecznik Filmowy” na YouTubie) tworzyliśmy też kiedyś komiks o wojownikach kung-fu (pt. <text:span text:style-name="T3">„</text:span>Wół o Silnej Nodze”), ale nie uważałem się za jakkolwiek uzdolnionego artystycznie (zresztą, komiks przerodził się w kilkuset stronicową książkę, która trafiła do szuflady). W okolicach grudnia 2012 roku, pod wpływem twórczości fanowskiej, <text:s/>postanowiłem kupić tablet i zająć się sprawą nieco bardziej na poważnie – początkowych prób nie nazwałbym dobrymi, ale nie poddawałem się, no i rozwijałem się z każdą kolejną pracą. Na starcie wykorzystywałem cudze wektory, ucząc się przy okazji obsługi programów graficznych, no a potem już sam zacząłem je tworzyć. Na dłuższą metę wektory były jednak ograniczające, więc zainspirowany komiksami IDW postanowiłem dążyć do podobnego stylu. Już pierwszy opublikowany komiks bez wektorów doczekał się od razu komentarzy <text:span text:style-name="T3">„</text:span>To wygląda jak IDW!" (mimo że były to zdecydowanie przesadzone komentarze), poszło więc całkiem nieźle. W miarę oswajania się z tabletem i z każdym kolejnym komiksem szlifowałem swoje umiejętności do obecnego poziomu. Rysowanie przypomina mi nieco gry komputerowe, w obu przypadkach chodzi o odpowiednie ruchy myszką (lub piórem do tabletu) albo wciskanie odpowiednich klawiszy. Nie kończyłem żadnej szkoły artystycznej, oglądałem jedynie tutoriale na Youtubie, czytałem artykuły w tym temacie; można powiedzieć, że jestem samoukiem. Zawsze staram się coś poprawiać, nawet jeśli nie będzie to widoczne dla odbiorcy – na przykład zwiększenie szybkości tworzenia bez utraty jakości prac. I to chyba tyle.</text:p>
      <text:p text:style-name="P2"><text:soft-page-break/>M/M: Co podkusiło Cię, by zacząć rysować kolorowe konie?</text:p>
      <text:p text:style-name="P1">P: Cóż, zobaczyłem twórczość fanowską, no a do tego spostrzegłem, że fanfiki cieszą się słabym zainteresowaniem, przynajmniej w porównaniu z rysunkami. Potem zainteresowanie zaczął podtrzymywać pozytywny odbiór fanów – nawet stosunkowo słaby (jak dla mnie) komiks potrafił pierwszego dnia doczekać się 30 tysięcy wyświetleń. To bardzo motywujące. Podobnie jak to, że zawsze można znaleźć kogoś, kto wesprze dobrą radą, takie wsparcie jest ważne.</text:p>
      <text:p text:style-name="P2">M/M: Jaka była Twoja pierwsza praca związana z małymi kucykami?</text:p>
      <text:p text:style-name="P1">P: Pierwszą jakąkolwiek byłby fanfik o CMC, w którym bały się, że dostaną głupi Znaczek, klasyczny motyw. Jeśli chodzi o rysunki, byłaby to zapewne jakaś Rarity lub Twilight, powstała dla zapoznania się z tabletem. W przypadku komiksu – historyjka o Twilight wyjaśniającej Pinkie, że wszystkie jej klony nadal żyją, tyle że są uwięzione pod powierzchnią Lustrzanego Stawu.</text:p>
      <text:p text:style-name="P2">M/M: Ile czasu zajmuje Ci wymyślanie i tworzenie komiksu?</text:p>
      <text:p text:style-name="P1">P: Wymyślanie to kwestia momentu. Pomysł po prostu przychodzi, rozpisuję go sobie w głowie, zwykle konsultuję go jeszcze z Midnight Blaze'm – czasami wprowadza własne sugestie i poprawki. Zawsze starałem się mieć kogoś, u kogo mógłbym zasięgnąć opinii, także w kwestii języka angielskiego, aby się rozwijać i unikać błędów. Uważam, że warto mieć kogoś takiego – w naszej głowie pomysł może wydawać się przecież lepszy niż w rzeczywistości, a czasem wystarczy jedna, niewielka zmiana, by całość wzniosła się na zupełnie inny poziom. Fandom jest o tyle fajny, że o taką pomoc nietrudno.</text:p>
      <text:p text:style-name="P2">M/M: Jak zaczęła się Twoja współpraca z IDW? Masz może nadzieję, że kiedyś narysujesz cały numer?</text:p>
      <text:p text:style-name="P1">P: Ktoś dał mi znać, żebym koniecznie napisał do nich w sprawie okładki i przesłał parę prac. Początkowo byłem sceptyczny, ale ostatecznie skontaktowałem się z nimi – ku mojemu zaskoczeniu odpisali niemal od razu, oferując mi możliwość zgłoszenia projektów okładki. Trzeci projekt bardzo się spodobał. Współpraca, jak na razie, jest bezproblemowa. Co do rysowania całego numeru... nie ukrywam, byłoby fajnie spróbować, ale okładkę jest o wiele łatwiej dostać niż cały zeszyt. No i też pytanie, czy dałbym radę wyrobić się przed deadline'm. Rysuję stosunkowo powoli. </text:p>
      <text:p text:style-name="P2">M/M: Skąd czerpiesz inspiracje do Twoich komiksów? Zwłaszcza interesuje mnie, jak powstała seria "Age (In)appriopriate".</text:p>
      <text:p text:style-name="P1">P: Seria powstała w wyniku chęci do zmieszania tematyki kucykowej z żartami dla dorosłych, oczywiście w granicach rozsądku. Zależało mi też na wyolbrzymieniu głównych cech postaci, na przykładzie Spike'a – w serialu leci na Rarity, więc w komiksie ma na jej punkcie obsesję. Początkowo miał to być tylko jeden pasek, ale ludzie domagali się więcej, więc wyrosła z tego cała seria Mówiąc o twórczości ogólnej – głównym źródłem inspiracji są same odcinki, lubię robić żarty bezpośrednio z nich, dokonywać dekonstrukcji serialu. Czasami też inspiracja pojawia się zupełnie nieoczekiwanie – kiedyś na przykład kichnąłem i rozbolały mnie od tego oczy, zrobiłem więc komiks o Pinkie, której oczy wybuchały od kichania. Pomysły często muszą długo czekać na realizację (rekordzista to chyba dwa lata!), ale bywa też, że zabieram się do pracy natychmiast. Nigdy nie jest jednak tak, że siedzę i <text:soft-page-break/>próbuję wymyślić coś na siłę, takie podejście mija się z celem. </text:p>
      <text:p text:style-name="P2">M/M: Wszystkie twoje oficjalne prace wykonane są w digitalu, rysujesz coś czasem tradycyjnymi metodami?</text:p>
      <text:p text:style-name="P1">P: Był moment, gdy szkicowałem na papierze, potem to skanowałem i kończyłem na komputerze, no i te wspomniane wcześniej komiksy długopisem, ale poza tym – jedynie cyfrowo. Papier wymaga większego skilla, a ja nie uważałem się nigdy za wybitnego artystę (a nawet artystę w ogóle…). Poza tym, na tablecie pracuje się wygodnie, skany były tylko takim eksperymentem.</text:p>
      <text:p text:style-name="P2">M/M: Jakich programów używasz do tworzenia?</text:p>
      <text:p text:style-name="P1">P: Inkscape, ArtRage Studio Pro (wyjątkowo przyjazny dla początkujących!), potem ktoś polecił mi Manga Studio.</text:p>
      <text:p text:style-name="P2">M/M: Co rysowałeś przed poznaniem kucyków? Aktualnie prowadzisz też inne projekty?</text:p>
      <text:p text:style-name="P1">P: Nie prowadzę w tej chwili innych projektów. Wcześniej, jak już wspomniałem, rysowałem jedynie różne stickmany dla własnej rozrywki.</text:p>
      <text:p text:style-name="P2">M/M: Masz może jakieś porady dla naszych młodych rysowników, dopiero raczkujących w świecie sztuki?</text:p>
      <text:p text:style-name="P1">P: Być wobec siebie krytycznym, nigdy nie zakładać z góry i bezwarunkowo, że zrobiło się coś zajebistego. Nie można odbierać od razu każdej krytyki jako hejtu. Zawsze warto też poczytać i pooglądać materiały na temat rysunku – o wielu rzeczach człowiek może nawet nie mieć pojęcia, ja na przykład początkowo kompletnie źle robiłem dymki z tekstem. Zawsze warto mieć kogoś, z kim można się skonsultować. Myślę, że nie ma też co skakać na głęboką wodę i porywać się od razu, na przykład, na fotorealizm – do celu winno się dążyć małymi kroczkami. W końcu trzeba najpierw nauczyć się chodzić, zanim zacznie się biegać, prawda? Ważne jest jednak przy tym, aby szukać czegoś interesującego, nie popaść w stagnację – rysowanie po raz n-ty tej samej postaci w tej samej pozie nie ma sensu, w żaden sposób już nie rozwija. Jeśli nie ma się chwilowo własnych pomysłów, zawsze można nawiązać współpracę z kimś, kto je ma, ale nie potrafi sam ich zrealizować.</text:p>
      <text:p text:style-name="P2">M/M: Interesujesz się jakoś bardziej twórczością fandomu? Masz jakiegoś ulubionego artystę lub pisarza?</text:p>
      <text:p text:style-name="P1">P: Jeśli chodzi o rysowników, wskazałbym tu Yakovleva i Underpable, bardziej w tematach komiksowych – doubleWbrothers (to zresztą moi dobrzy znajomi). Z Youtube'a wybrałym LittleShyFiM. Nie czytam za bardzo fanfików, więc nie mogę wskazać żadnego pisarza.</text:p>
      <text:p text:style-name="P2">M/M: Brałeś udział w innych fandomowych projektach niż komiksy?</text:p>
      <text:p text:style-name="P1">P: Nie, raczej nie. Byłem jedynie zaproszony na dwa konwenty (do Pragi i Moskwy) jako community guest, ale to tyle.</text:p>
      <text:p text:style-name="P2">M/M: Słyszałam, że jedziesz na Ambermeet, często pojawiasz się na fanowskich spędach zorganizowanych?</text:p>
      <text:p text:style-name="P1"><text:soft-page-break/>P: Tylko na tych dwóch, trzecim będzie właśnie Ambermeet. Jako nieśmiały człowiek nie czuję się zbyt pewnie w takich sytuacjach, ale nie sposób odmówić, gdy jest się zapraszanym jako community guest. No i mogę pojechać ze znajomym, którego zresztą sam wkręciłem do fandomu i to na tyle, że napisał na jego temat magisterkę i wciąż zajmuje się tematem na doktoracie.</text:p>
      <text:p text:style-name="P2">M/M: Zdradzisz nam najbardziej szaloną rzecz, jaka przydarzyła Ci się, odkąd jesteś w kucykowym fandomie?</text:p>
      <text:p text:style-name="P1">P: To byłby chyba atak spamera na DeviantArcie, któremu nie spodobał się jeden komiks o Trixie (po 4 latach od uploadowania) i zaczął atakować komentujących wyciągniętymi z głębokiej sieci obrazkami o treści gore. Groził, że nie przestanie, ale na szczęście po jakimś czasie się uciszył. To była tylko jednostkowa sytuacja. Jeśli idzie o pozytywne szaleństwo – na pewno wskazałbym zaproszenia na konwenty, no i okładkę dla IDW.</text:p>
      <text:p text:style-name="P2">M/M: Twoje prace są bardzo znane i to nie tylko na polskiej scenie. Może zabrzmi to zabawnie, ale uważasz się za broniaczowego celebrytę?</text:p>
      <text:p text:style-name="P1">P: Chyba nieszczególnie. Są artyści, którzy mają większy zasięg i więcej obserwujących; przez tyle lat mam dopiero trzecie zaproszenie na konwent... jeśli się uprzeć, można mnie nazwać chyba celebrytą wagi lekkiej, heh. Po prostu robię swoje.</text:p>
      <text:p text:style-name="P3"/>
      <text:p text:style-name="P4"/>
      <text:p text:style-name="P6"/>
      <text:p text:style-name="P6"/>
      <text:p text:style-name="P6"/>
      <text:p text:style-name="P6"/>
      <text:p text:style-name="P5"><text:span text:style-name="T4">Baner:<text:line-break/></text:span><text:a xlink:type="simple" xlink:href="https://sta.sh/0vn0u0lce5g" text:style-name="Internet_20_link" text:visited-style-name="Visited_20_Internet_20_Link"><text:span text:style-name="T5">https://sta.sh/0vn0u0lce5g</text:span></text:a><text:span text:style-name="T4"> </text:span></text:p>
      <text:p text:style-name="P6"/>
      <text:p text:style-name="P5"><text:span text:style-name="T4">Propozycje obrazków:<text:line-break/></text:span><text:a xlink:type="simple" xlink:href="http://fav.me/dbdj5ff" text:style-name="Internet_20_link" text:visited-style-name="Visited_20_Internet_20_Link"><text:span text:style-name="T5">http://fav.me/dbdj5ff</text:span></text:a></text:p>
      <text:p text:style-name="P5"><text:a xlink:type="simple" xlink:href="http://fav.me/d7vzqjl" text:style-name="Internet_20_link" text:visited-style-name="Visited_20_Internet_20_Link"><text:span text:style-name="T5">http://fav.me/d7vzqjl</text:span></text:a></text:p>
      <text:p text:style-name="P5"><text:a xlink:type="simple" xlink:href="http://fav.me/dck2n19" text:style-name="Internet_20_link" text:visited-style-name="Visited_20_Internet_20_Link"><text:span text:style-name="T5">http://fav.me/dck2n19</text:span></text:a></text:p>
      <text:p text:style-name="P5"><text:a xlink:type="simple" xlink:href="http://fav.me/dcf7ija" text:style-name="Internet_20_link" text:visited-style-name="Visited_20_Internet_20_Link"><text:span text:style-name="T5">http://fav.me/dcf7ija</text:span></text:a></text:p>
      <text:p text:style-name="P5"><text:a xlink:type="simple" xlink:href="http://fav.me/dapjts7" text:style-name="Internet_20_link" text:visited-style-name="Visited_20_Internet_20_Link"><text:span text:style-name="T5">http://fav.me/dapjts7</text:span></text:a></text:p>
      <text:p text:style-name="P5"><text:a xlink:type="simple" xlink:href="http://fav.me/d7tzhw3" text:style-name="Internet_20_link" text:visited-style-name="Visited_20_Internet_20_Link"><text:span text:style-name="T5">http://fav.me/d7tzhw3</text:span></text:a></text:p>
      <text:p text:style-name="P5"><text:a xlink:type="simple" xlink:href="http://fav.me/d9eso17" text:style-name="Internet_20_link" text:visited-style-name="Visited_20_Internet_20_Link"><text:span text:style-name="T5">http://fav.me/d9eso17</text:span></text:a></text:p>
      <text:p text:style-name="P5"><text:a xlink:type="simple" xlink:href="http://fav.me/d6rjuf1" text:style-name="Internet_20_link" text:visited-style-name="Visited_20_Internet_20_Link"><text:span text:style-name="T5">http://fav.me/d6rjuf1</text:span></text:a><text:span text:style-name="T4"> – cytując „</text:span><text:span text:style-name="T6">Ten ostatni z curlingiem to taki mój pierwszy dobry – w sensie nawet mi Andy Price go pochwalił x)”<text:line-break/></text:span></text:p>
      <text:p text:style-name="P6">I jeśli jednak zmieści się komiks:</text:p>
      <text:p text:style-name="P5"><text:a xlink:type="simple" xlink:href="http://fav.me/dam7ezb" text:style-name="Internet_20_link" text:visited-style-name="Visited_20_Internet_20_Link"><text:span text:style-name="T5">http://fav.me/dam7ezb</text:span></text:a></text:p>
      <text:p text:style-name="P5"><text:a xlink:type="simple" xlink:href="http://fav.me/d8s0924" text:style-name="Internet_20_link" text:visited-style-name="Visited_20_Internet_20_Link"><text:span text:style-name="T5">http://fav.me/d8s0924</text:span></text:a></text:p>
      <text:p text:style-name="P6"/>
      <text:p text:style-name="P5"><text:span text:style-name="T4">Jeśli będzie potrzeba czegoś więcej to mamy częstować się z tej galerii:<text:line-break/></text:span><text:a xlink:type="simple" xlink:href="https://www.deviantart.com/pony-berserker/gallery/41114086/Pony-Pictures" text:style-name="Internet_20_link" text:visited-style-name="Visited_20_Internet_20_Link"><text:span text:style-name="T5">https://www.deviantart.com/pony-berserker/gallery/41114086/Pony-Pictures</text:span></text:a><text:span text:style-name="T4"> </text:span></text:p>
      <text:p text:style-name="P6"/>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10-02T21:56:27.070000000</dc:date>
    <meta:editing-duration>PT36M56S</meta:editing-duration>
    <meta:editing-cycles>1</meta:editing-cycles>
    <meta:document-statistic meta:table-count="0" meta:image-count="0" meta:object-count="0" meta:page-count="6" meta:paragraph-count="63" meta:word-count="1998" meta:character-count="13485" meta:non-whitespace-character-count="11518"/>
  </office:meta>
</office:document-meta>
</file>